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ato" svg:font-family="Lato, sans-serif"/>
    <style:font-face style:name="OpenSymbol" svg:font-family="OpenSymbol"/>
    <style:font-face style:name="inherit" svg:font-family="inherit"/>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margin-top="0in" fo:margin-bottom="0in" fo:text-indent="0in" style:auto-text-indent="false" fo:padding="0in" fo:border="none"/>
    </style:style>
    <style:style style:name="P2" style:family="paragraph" style:parent-style-name="Text_20_body">
      <style:paragraph-properties fo:margin-left="0in" fo:margin-right="0in" fo:orphans="2" fo:widows="2" fo:text-indent="0in" style:auto-text-indent="false"/>
    </style:style>
    <style:style style:name="P3" style:family="paragraph" style:parent-style-name="Text_20_body" style:list-style-name="L1">
      <style:paragraph-properties fo:margin-left="0in" fo:margin-right="0in" fo:margin-top="0.1252in" fo:margin-bottom="0.1252in" fo:text-indent="0in" style:auto-text-indent="false" fo:padding="0in" fo:border="none"/>
      <style:text-properties style:font-name="inherit"/>
    </style:style>
    <style:style style:name="P4" style:family="paragraph" style:parent-style-name="Text_20_body" style:list-style-name="L2">
      <style:paragraph-properties fo:margin-left="0in" fo:margin-right="0in" fo:margin-top="0.1252in" fo:margin-bottom="0.1252in" fo:text-indent="0in" style:auto-text-indent="false" fo:padding="0in" fo:border="none"/>
      <style:text-properties style:font-name="inherit"/>
    </style:style>
    <style:style style:name="P5" style:family="paragraph" style:parent-style-name="Standard">
      <style:text-properties style:font-name="Calibri"/>
    </style:style>
    <style:style style:name="P6" style:family="paragraph" style:parent-style-name="Standard">
      <style:paragraph-properties fo:margin-left="0in" fo:margin-right="0in" fo:margin-top="0in" fo:margin-bottom="0in" fo:orphans="2" fo:widows="2" fo:text-indent="0in" style:auto-text-indent="false" fo:padding="0in" fo:border="none"/>
    </style:style>
    <style:style style:name="T1" style:family="text">
      <style:text-properties fo:font-variant="normal" fo:text-transform="none" fo:color="#555555" style:font-name="Lato" fo:font-size="11.25pt" fo:letter-spacing="normal" fo:font-style="normal" fo:font-weight="bold"/>
    </style:style>
    <style:style style:name="T2" style:family="text">
      <style:text-properties style:font-name="Lato"/>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Were MayStreet, based in the Flatiron district of Manhattan. Were building the next generation of capital markets technology. Global capital markets are an ocean of fast moving, interrelated and complex data. Historically its been nearly impossible for all but a select few firms to make use of much of this data. MayStreet solves this problem by managing collection, storage and API access to uniquely high quality data sets. Where you fit in - were looking for outstanding C++ developers to grow our platforms functionality across asset classes, data sets and business verticals. Developers on our team have the rare opportunity to work on challenging and important problems as they transform high-quality raw data into actionable insight. </text:span><text:line-break/><text:line-break/><text:span text:style-name="Strong_20_Emphasis"><text:span text:style-name="T2">MayStreet developers can expect to:</text:span></text:span></text:p>
      <text:list xml:id="list641236965253926580" text:style-name="L1">
        <text:list-item>
          <text:p text:style-name="P3">Write extremely high quality, reusable and reliable C++ code</text:p>
        </text:list-item>
        <text:list-item>
          <text:p text:style-name="P3">Use code to solve challenging problems that affect a wide range of capital markets players</text:p>
        </text:list-item>
        <text:list-item>
          <text:p text:style-name="P3">Be a part of a team and solve problems in a highly collaborative environment</text:p>
        </text:list-item>
        <text:list-item>
          <text:p text:style-name="P3">Have exposure to adjacent business functions including sales, product development and client support</text:p>
        </text:list-item>
      </text:list>
      <text:p text:style-name="P1"><text:span text:style-name="Strong_20_Emphasis"><text:span text:style-name="T2">Requirements:</text:span></text:span></text:p>
      <text:list xml:id="list6383896873425480092" text:style-name="L2">
        <text:list-item>
          <text:p text:style-name="P4">A strong work ethic - have the tenacity it takes to complete things!</text:p>
        </text:list-item>
        <text:list-item>
          <text:p text:style-name="P4">Excellent problem solving, coding and design skills</text:p>
        </text:list-item>
        <text:list-item>
          <text:p text:style-name="P4">A personal and professional need to be part of a fast-moving, dynamic, expanding firm</text:p>
        </text:list-item>
        <text:list-item>
          <text:p text:style-name="P4">Currently strong C/C++ language understanding or the desire to become an expert</text:p>
        </text:list-item>
      </text:list>
      <text:p text:style-name="P2"><text:span text:style-name="T1">Who is MayStreet? </text:span><text:line-break/><text:line-break/><text:span text:style-name="T1">Were a financial technology firm that builds next-gen capital markets software for buyside and sellside capital markets firms, exchanges and top tier banks. Our software empowers these firms to thrive in the incredibly fast-paced environment of today's highly-distributed, highly-regulated, highly volatile global capital markets. Our unique perspective on market trends has been cited numerous times in the Wall Street Journal and featured inTabbFORUM, Markets Media. eFinancialCareers, MarketVoice, Enterprise Tech and Waters Technology. In November 2016, MayStreet was invited to exhibit at the Innovators Pavilion, hosted by the Futures Industry Association (FIA) at its annual Expo in Chicago, featuring 18 companies founded in the last five years that have developed innovative products and services that can benefit the derivatives markets. Founded in 2012, MayStreet just concluded its third consecutive year of 100% YOY revenue growth. </text:span><text:line-break/><text:line-break/><text:span text:style-name="T1">Our team of developers are highly-valued at the highest level of the firm, as the companys </text:span><text:soft-page-break/><text:span text:style-name="T1">founders are both longtime developers, having designed their software from the ground up with a clear, well-maintained code base that is easy for good developers to program and further develop. With software engineering at its core, MayStreet recognizes and the incredible importance of top engineering talent and rewards its developers accordingly.</text:span> </text:p>
      <text:p text:style-name="P2"/>
      <text:p text:style-name="P5">Throughout my years as a computer science major at Carleton College, I've been making sure to get a wide range of exposures, both in and outside of my major. Through some of the foundational classes, I've gained thorough experience in developing in a unix/linux environment. Furthermore, I have experience creating and working with REST APIs. In particular, in Software Design, I created a REST-ful API implemented in python that connects a front end to a Postgres database. Additionally, I took the not-so-popular Operating Systems course which introduced me to a lot of the concepts involved in working with distributed systems. Outside of my department, I explored various courses in the humanities to gain different ways of looking at the same problem. A course that stands out is Designing for Diversity which focused on the considerations that one must take if a system is to be as inclusive as possible.</text:p>
      <text:p text:style-name="P5"/>
      <text:p text:style-name="P5">All of my experience with C/C++ comes from my coursework. I've taken a number of courses that involves extensive programming with C, which includes a long-term project for a interpreter for Scheme. In working on assignments and projects such as this, I think I've gained a lot of knowledge on the quirks and features of the language. I understand that development may be lengthy, and some worries like memory management are of note. In two of my classes, Audio Programming and Evolutionary Computing, I worked with C++ in developing for specialized purposes. Though I have not had experience developing professionally in this language, I think I have what it takes to get going quickly. </text:p>
      <text:p text:style-name="P5"/>
      <text:p text:style-name="P5">I believe that this initial foray combined with my strong foundations will allow me to be an effective team member at MayStreet. Thank you for your consider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ato" svg:font-family="Lato, sans-serif"/>
    <style:font-face style:name="OpenSymbol" svg:font-family="OpenSymbol"/>
    <style:font-face style:name="inherit" svg:font-family="inherit"/>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u Yun Kim</meta:initial-creator>
    <meta:creation-date>2017-12-19T15:33:42.71</meta:creation-date>
    <meta:document-statistic meta:table-count="0" meta:image-count="0" meta:object-count="0" meta:page-count="2" meta:paragraph-count="14" meta:word-count="721" meta:character-count="4576"/>
    <dc:date>2017-12-19T15:45:30.60</dc:date>
    <dc:creator>Ju Yun Kim</dc:creator>
    <meta:editing-duration>PT11M48S</meta:editing-duration>
    <meta:editing-cycles>1</meta:editing-cycles>
    <meta:generator>OpenOffice/4.1.4$Win32 OpenOffice.org_project/414m5$Build-9788</meta:generator>
  </office:meta>
</office:document-meta>
</file>